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4412c" officeooo:paragraph-rsid="0014412c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4412c" officeooo:paragraph-rsid="0014412c" style:font-size-asian="16pt" style:font-size-complex="16pt"/>
    </style:style>
    <style:style style:name="P6" style:family="paragraph" style:parent-style-name="Standard">
      <style:text-properties style:font-name="Courier" fo:font-size="16pt" officeooo:paragraph-rsid="0014412c" style:font-size-asian="16pt" style:font-size-complex="16pt"/>
    </style:style>
    <style:style style:name="P7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8" style:family="paragraph" style:parent-style-name="Standard">
      <style:text-properties style:font-name="Courier" fo:font-size="16pt" fo:font-style="italic" officeooo:rsid="0014412c" officeooo:paragraph-rsid="0014412c" style:font-size-asian="16pt" style:font-style-asian="italic" style:font-size-complex="16pt" style:font-style-complex="italic"/>
    </style:style>
    <style:style style:name="T1" style:family="text">
      <style:text-properties officeooo:rsid="001441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ve Lifted Me</text:p>
      <text:p text:style-name="P1"/>
      <text:p text:style-name="P5">I was sinking deep in sin,</text:p>
      <text:p text:style-name="P5">Far from the peaceful shore,</text:p>
      <text:p text:style-name="P5">Very deeply stained within,</text:p>
      <text:p text:style-name="P5">Sinking to rise no more;</text:p>
      <text:p text:style-name="P5">But the Master of the sea</text:p>
      <text:p text:style-name="P5">Heard my despairing cry,</text:p>
      <text:p text:style-name="P5">From the waters lifted me,</text:p>
      <text:p text:style-name="P5">Now safe am I.</text:p>
      <text:p text:style-name="P5"/>
      <text:p text:style-name="P5">All my heart to Him I give,</text:p>
      <text:p text:style-name="P5">Ever to Him I’ll cling,</text:p>
      <text:p text:style-name="P5">In His blessed presence live,</text:p>
      <text:p text:style-name="P5">Ever His praises sing.</text:p>
      <text:p text:style-name="P5">Love so mighty and so true</text:p>
      <text:p text:style-name="P5">Merits my soul’s best songs;</text:p>
      <text:p text:style-name="P5">Faithful loving service, too,</text:p>
      <text:p text:style-name="P5">To Him belongs.</text:p>
      <text:p text:style-name="P5"/>
      <text:p text:style-name="P5">Souls in danger, look above,</text:p>
      <text:p text:style-name="P5">Jesus completely saves;</text:p>
      <text:p text:style-name="P5">He will lift you by His love</text:p>
      <text:p text:style-name="P5">Out of the angry waves.</text:p>
      <text:p text:style-name="P5">He’s the Master of the sea,</text:p>
      <text:p text:style-name="P5">Billows His will obey,</text:p>
      <text:p text:style-name="P5">He your Saviour wants to be</text:p>
      <text:p text:style-name="P5">Be saved today.</text:p>
      <text:p text:style-name="P6"/>
      <text:p text:style-name="P7">Refrain</text:p>
      <text:p text:style-name="P7"/>
      <text:p text:style-name="P8">Love lifted me!</text:p>
      <text:p text:style-name="P8">Love lifted me!</text:p>
      <text:p text:style-name="P8">When nothing else could help</text:p>
      <text:p text:style-name="P5">Love lifted me!</text:p>
      <text:p text:style-name="P2"/>
      <text:p text:style-name="P2"/>
      <text:p text:style-name="P2">Composer: <text:span text:style-name="T1">Howard E. Smith (1863-1918)</text:span></text:p>
      <text:p text:style-name="P2">Lyricist: <text:span text:style-name="T1">James Rowe (1865-1933)</text:span></text:p>
      <text:p text:style-name="P2"/>
      <text:p text:style-name="P5">Hymns of Truth and Praise: 3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1:04:16.665300233</meta:creation-date>
    <meta:editing-duration>PT7M15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26T11:11:31.202851175</dc:date>
    <dc:creator>Hank Warren</dc:creator>
    <meta:document-statistic meta:table-count="0" meta:image-count="0" meta:object-count="0" meta:page-count="1" meta:paragraph-count="33" meta:word-count="150" meta:character-count="779" meta:non-whitespace-character-count="662"/>
    <meta:template xlink:type="simple" xlink:actuate="onRequest" xlink:title="TubaHymn" xlink:href="../../../../../Library/Application%20Support/LibreOffice/4/user/template/TubaHymn1.ott" meta:date="2020-07-26T11:04:16.118558499"/>
  </office:meta>
</office:document-meta>
</file>